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a4ad" officeooo:paragraph-rsid="0016a4ad"/>
    </style:style>
    <style:style style:name="P2" style:family="paragraph" style:parent-style-name="Standard">
      <style:text-properties officeooo:rsid="00182674" officeooo:paragraph-rsid="001826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stall OpenCV 3.4.1 and OpenCV-contrib 3.4.1 with CUDA 10.0</text:p>
      <text:p text:style-name="P1"/>
      <text:p text:style-name="P1">Instruction on PC (with root permission)</text:p>
      <text:p text:style-name="P1">Instruction on Euler (Euler specific, without root permission) </text:p>
      <text:p text:style-name="P1"/>
      <text:p text:style-name="P1"/>
      <text:p text:style-name="P1"/>
      <text:p text:style-name="P2">All stitching programs only works for horizontally stitching scenarios</text:p>
      <text:p text:style-name="P2">2. Sequential program for panorama stitching</text:p>
      <text:p text:style-name="P2"/>
      <text:p text:style-name="P2">Version1: Base version, stitches two images</text:p>
      <text:p text:style-name="P2">Version2: Multiple image version, stitches multiple images, horizontall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8:50:40.135286422</meta:creation-date>
    <dc:date>2020-04-19T20:23:16.996780293</dc:date>
    <meta:editing-duration>PT1H22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53" meta:character-count="396" meta:non-whitespace-character-count="348"/>
  </office:meta>
</office:document-meta>
</file>